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EA00000275953269231B0B4A0F.png" manifest:media-type="image/png"/>
  <manifest:file-entry manifest:full-path="Pictures/10000201000004EA000004EAC0642204AE252239.png" manifest:media-type="image/png"/>
  <manifest:file-entry manifest:full-path="Pictures/10000201000004EA000004EA9FEC9F0970F1A362.png" manifest:media-type="image/png"/>
  <manifest:file-entry manifest:full-path="Pictures/10000201000004EA000004EA05BAC59BD7E5B021.png" manifest:media-type="image/png"/>
  <manifest:file-entry manifest:full-path="Pictures/10000201000004EA000004EABA8342DC71E37AB9.png" manifest:media-type="image/png"/>
  <manifest:file-entry manifest:full-path="Pictures/10000201000004EA000004EA9B455DDB593ABC47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stroke-linejoin="roun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407cm"/>
    </style:style>
    <style:style style:name="gr4" style:family="graphic" style:parent-style-name="standard">
      <style:graphic-properties draw:stroke="none" svg:stroke-color="#000000" draw:fill="none" draw:fill-color="#ffffff" fo:min-height="0.704cm"/>
    </style:style>
    <style:style style:name="gr5" style:family="graphic" style:parent-style-name="standard">
      <style:graphic-properties draw:stroke="none" svg:stroke-color="#000000" draw:fill="none" draw:fill-color="#ffffff" fo:min-height="0.739cm"/>
    </style:style>
    <style:style style:name="gr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draw:stroke="dash" draw:stroke-dash="Dashed_20__28_var_29_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606f9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width="0.035cm" draw:stroke-linejoin="miter" draw:fill="solid" draw:fill-color="#ffffff"/>
    </style:style>
    <style:style style:name="gr11" style:family="graphic" style:parent-style-name="standard">
      <style:graphic-properties draw:stroke="none" svg:stroke-width="0.035cm" draw:stroke-linejoin="miter" draw:fill="solid" draw:fill-color="#000000"/>
    </style:style>
    <style:style style:name="gr12" style:family="graphic" style:parent-style-name="standard">
      <style:graphic-properties draw:stroke="none" svg:stroke-width="0.035cm" draw:stroke-linejoin="miter" draw:fill="solid" draw:fill-color="#ff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Times New Roman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ff0000"/>
    </style:style>
    <style:style style:name="T1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112cm" svg:height="7.112cm" svg:x="11.925cm" svg:y="1.229cm">
          <draw:image xlink:href="Pictures/10000201000004EA000004EA9B455DDB593ABC47.png" xlink:type="simple" xlink:show="embed" xlink:actuate="onLoad">
            <text:p/>
          </draw:image>
        </draw:frame>
        <draw:frame draw:style-name="gr2" draw:text-style-name="P1" draw:layer="layout" svg:width="4.572cm" svg:height="4.572cm" svg:x="1.373cm" svg:y="10.541cm">
          <draw:image xlink:href="Pictures/10000201000004EA000004EABA8342DC71E37AB9.png" xlink:type="simple" xlink:show="embed" xlink:actuate="onLoad">
            <text:p/>
          </draw:image>
        </draw:frame>
        <draw:frame draw:style-name="gr2" draw:text-style-name="P1" draw:layer="layout" svg:width="4.572cm" svg:height="4.572cm" svg:x="6.072cm" svg:y="10.541cm">
          <draw:image xlink:href="Pictures/10000201000004EA000004EA05BAC59BD7E5B021.png" xlink:type="simple" xlink:show="embed" xlink:actuate="onLoad">
            <text:p/>
          </draw:image>
        </draw:frame>
        <draw:frame draw:style-name="gr2" draw:text-style-name="P1" draw:layer="layout" svg:width="4.572cm" svg:height="4.572cm" svg:x="11.152cm" svg:y="10.541cm">
          <draw:image xlink:href="Pictures/10000201000004EA000004EA9FEC9F0970F1A362.png" xlink:type="simple" xlink:show="embed" xlink:actuate="onLoad">
            <text:p/>
          </draw:image>
        </draw:frame>
        <draw:frame draw:style-name="gr2" draw:text-style-name="P1" draw:layer="layout" svg:width="4.572cm" svg:height="4.572cm" svg:x="15.851cm" svg:y="10.541cm">
          <draw:image xlink:href="Pictures/10000201000004EA000004EAC0642204AE252239.png" xlink:type="simple" xlink:show="embed" xlink:actuate="onLoad">
            <text:p/>
          </draw:image>
        </draw:frame>
        <draw:frame draw:style-name="gr2" draw:text-style-name="P1" draw:layer="layout" svg:width="7.112cm" svg:height="3.454cm" svg:x="2.632cm" svg:y="3.678cm">
          <draw:image xlink:href="Pictures/10000201000004EA00000275953269231B0B4A0F.png" xlink:type="simple" xlink:show="embed" xlink:actuate="onLoad">
            <text:p/>
          </draw:image>
        </draw:frame>
        <draw:frame draw:style-name="gr3" draw:text-style-name="P2" draw:layer="layout" svg:width="1.397cm" svg:height="1.657cm" svg:x="10.263cm" svg:y="4.525cm">
          <draw:text-box>
            <text:p><text:span text:style-name="T1">(b)</text:span></text:p>
          </draw:text-box>
        </draw:frame>
        <draw:frame draw:style-name="gr3" draw:text-style-name="P2" draw:layer="layout" svg:width="1.397cm" svg:height="1.657cm" svg:x="1.5cm" svg:y="4.531cm">
          <draw:text-box>
            <text:p><text:span text:style-name="T1">(a)</text:span></text:p>
          </draw:text-box>
        </draw:frame>
        <draw:frame draw:style-name="gr4" draw:text-style-name="P2" draw:layer="layout" svg:width="1.397cm" svg:height="0.954cm" svg:x="3.232cm" svg:y="15.004cm">
          <draw:text-box>
            <text:p><text:span text:style-name="T1">(c)</text:span></text:p>
          </draw:text-box>
        </draw:frame>
        <draw:frame draw:style-name="gr4" draw:text-style-name="P2" draw:layer="layout" svg:width="1.397cm" svg:height="0.954cm" svg:x="7.877cm" svg:y="14.998cm">
          <draw:text-box>
            <text:p><text:span text:style-name="T1">(d)</text:span></text:p>
          </draw:text-box>
        </draw:frame>
        <draw:frame draw:style-name="gr5" draw:text-style-name="P2" draw:layer="layout" svg:width="1.397cm" svg:height="0.989cm" svg:x="13.065cm" svg:y="15.004cm">
          <draw:text-box>
            <text:p><text:span text:style-name="T1">(e)</text:span></text:p>
          </draw:text-box>
        </draw:frame>
        <draw:frame draw:style-name="gr4" draw:text-style-name="P2" draw:layer="layout" svg:width="1.397cm" svg:height="0.954cm" svg:x="17.837cm" svg:y="15.004cm">
          <draw:text-box>
            <text:p><text:span text:style-name="T1">(f)</text:span></text:p>
          </draw:text-box>
        </draw:frame>
        <draw:line draw:style-name="gr6" draw:text-style-name="P1" draw:layer="layout" svg:x1="16.527cm" svg:y1="8.601cm" svg:x2="19.801cm" svg:y2="8.601cm">
          <text:p/>
        </draw:line>
        <draw:line draw:style-name="gr6" draw:text-style-name="P1" draw:layer="layout" svg:x1="16.648cm" svg:y1="10.15cm" svg:x2="19.922cm" svg:y2="10.15cm">
          <text:p/>
        </draw:line>
        <draw:line draw:style-name="gr7" draw:text-style-name="P1" draw:layer="layout" svg:x1="16.648cm" svg:y1="8.601cm" svg:x2="17.618cm" svg:y2="10.15cm">
          <text:p/>
        </draw:line>
        <draw:line draw:style-name="gr8" draw:text-style-name="P1" draw:layer="layout" svg:x1="18.64cm" svg:y1="10.15cm" svg:x2="19.368cm" svg:y2="8.601cm">
          <text:p/>
        </draw:line>
        <draw:line draw:style-name="gr9" draw:text-style-name="P1" draw:layer="layout" svg:x1="19.004cm" svg:y1="8.601cm" svg:x2="18.276cm" svg:y2="10.15cm">
          <text:p/>
        </draw:line>
        <draw:g>
          <svg:title>TexMaths</svg:title>
          <svg:desc>13§display§\boldsymbol{\psi}^{S}§svg§600§FALSE§</svg:desc>
          <draw:polygon draw:style-name="gr10" draw:text-style-name="P3" draw:layer="layout" svg:width="0.605cm" svg:height="0.512cm" svg:x="17.945cm" svg:y="8.954cm" svg:viewBox="0 0 606 513" draw:points="303,513 0,513 0,0 606,0 606,513">
            <text:p/>
          </draw:polygon>
          <draw:path draw:style-name="gr11" draw:text-style-name="P4" draw:layer="layout" svg:width="0.32cm" svg:height="0.41cm" svg:x="17.959cm" svg:y="9.059cm" svg:viewBox="0 0 321 411" svg:d="M239 16c2-7 2-7 2-9 0-7-6-7-11-7-9 0-9 1-12 10l-72 294c-47-5-52-29-52-48 0-10 1-23 22-76 6-17 8-20 8-28 0-26-28-41-52-41-49 0-72 62-72 71 0 7 7 7 10 7 7 0 10 0 12-6 14-50 39-56 47-56 3 0 8 0 8 10 0 11-5 22-11 36-15 40-23 64-23 79 0 60 71 67 92 69 4 0 5 2 5 2 0 1-9 33-9 37-4 15-11 43-11 45 0 6 6 6 11 6 8 0 9 0 11-9l21-79c68 0 120-51 143-98 5-12 15-49 15-73 0-41-30-41-31-41-17 0-34 18-34 35 0 13 9 18 13 21 18 10 24 18 24 28 0 29-51 109-127 111z">
            <text:p/>
          </draw:path>
          <draw:path draw:style-name="gr11" draw:text-style-name="P4" draw:layer="layout" svg:width="0.203cm" svg:height="0.232cm" svg:x="18.333cm" svg:y="8.947cm" svg:viewBox="0 0 204 233" svg:d="M204 4c0-1-1-4-4-4-1 0-2 0-6 4l-16 19c-12-18-32-23-52-23-45 0-86 36-86 74 0 4 2 17 11 29 11 13 23 17 45 21 5 2 22 5 28 6 10 3 29 11 29 34 0 26-27 57-65 57-27 0-62-10-62-45 0-4 1-11 3-17 0-2 0-2 0-2 0-3-4-3-6-3-3 0-5 0-6 6l-16 64c-1 1-1 4-1 5s1 4 4 4 3 0 6-5c4-4 13-13 16-17 17 18 43 22 62 22 49 0 88-42 88-79 0-15-6-28-13-36-11-11-16-13-58-22-6-2-17-4-20-5-8-3-21-12-21-30 0-25 28-51 62-51s51 20 51 51c0 4-1 11-1 14 0 4 3 4 5 4 5 0 5-1 6-6z">
            <text:p/>
          </draw:path>
        </draw:g>
        <draw:g>
          <svg:title>TexMaths</svg:title>
          <svg:desc>13§display§\quad \mathbf{u}^P§svg§600§FALSE§</svg:desc>
          <draw:polygon draw:style-name="gr10" draw:text-style-name="P3" draw:layer="layout" svg:width="0.572cm" svg:height="0.407cm" svg:x="16.52cm" svg:y="9.506cm" svg:viewBox="0 0 573 408" draw:points="286,408 0,408 0,0 573,0 573,408">
            <text:p/>
          </draw:polygon>
          <draw:path draw:style-name="gr11" draw:text-style-name="P4" draw:layer="layout" svg:width="0.26cm" svg:height="0.208cm" svg:x="16.541cm" svg:y="9.707cm" svg:viewBox="0 0 261 209" svg:d="M181 174v35l80-2v-21c-28 0-31 0-31-18v-168l-84 4v21c28 0 32 0 32 18v88c0 38-23 63-57 63-35 0-37-12-37-37v-157l-84 4v21c29 0 31 0 31 18v108c0 48 38 58 83 58 12 0 46 0 67-35z">
            <text:p/>
          </draw:path>
          <draw:path draw:style-name="gr11" draw:text-style-name="P4" draw:layer="layout" svg:width="0.245cm" svg:height="0.219cm" svg:x="16.833cm" svg:y="9.505cm" svg:viewBox="0 0 246 220" svg:d="M87 120h59c53 0 100-34 100-69 0-28-28-51-71-51h-113c-6 0-10 0-10 7 0 5 4 5 10 5s7 0 13 0c7 1 7 1 7 5 0 0 0 3-1 6l-43 171c-3 12-3 14-29 14-5 0-9 0-9 8 0 0 0 4 5 4 9 0 33-1 42-1 5 0 17 0 22 0 6 1 14 1 21 1 1 0 6 0 6-7 0-5-4-5-10-5 0 0-7 0-12 0-8-1-8-2-8-5 0 0 0-3 2-8zM110 22c3-9 3-10 16-10h38c30 0 48 9 48 31 0 10-3 36-20 51-11 10-30 15-53 15h-51z">
            <text:p/>
          </draw:path>
        </draw:g>
        <draw:line draw:style-name="gr6" draw:text-style-name="P1" draw:layer="layout" svg:x1="2.126cm" svg:y1="8.59cm" svg:x2="5.256cm" svg:y2="8.59cm">
          <text:p/>
        </draw:line>
        <draw:line draw:style-name="gr6" draw:text-style-name="P1" draw:layer="layout" svg:x1="2.241cm" svg:y1="10.089cm" svg:x2="5.371cm" svg:y2="10.089cm">
          <text:p/>
        </draw:line>
        <draw:line draw:style-name="gr7" draw:text-style-name="P1" draw:layer="layout" svg:x1="2.241cm" svg:y1="8.59cm" svg:x2="3.168cm" svg:y2="10.089cm">
          <text:p/>
        </draw:line>
        <draw:line draw:style-name="gr8" draw:text-style-name="P1" draw:layer="layout" svg:x1="4.146cm" svg:y1="10.089cm" svg:x2="4.842cm" svg:y2="8.59cm">
          <text:p/>
        </draw:line>
        <draw:line draw:style-name="gr9" draw:text-style-name="P1" draw:layer="layout" svg:x1="4.494cm" svg:y1="8.59cm" svg:x2="3.798cm" svg:y2="10.089cm">
          <text:p/>
        </draw:line>
        <draw:g>
          <svg:title>TexMaths</svg:title>
          <svg:desc>13§display§\color{red}\boldsymbol{\psi}^P§svg§600§FALSE§</svg:desc>
          <draw:polygon draw:style-name="gr10" draw:text-style-name="P3" draw:layer="layout" svg:width="0.645cm" svg:height="0.511cm" svg:x="3.451cm" svg:y="8.94cm" svg:viewBox="0 0 646 512" draw:points="322,512 0,512 0,0 646,0 646,512">
            <text:p/>
          </draw:polygon>
          <draw:path draw:style-name="gr12" draw:text-style-name="P5" draw:layer="layout" svg:width="0.32cm" svg:height="0.409cm" svg:x="3.465cm" svg:y="9.046cm" svg:viewBox="0 0 321 410" svg:d="M239 16c1-7 1-7 1-10 0-6-5-6-10-6-9 0-9 1-12 10l-72 294c-47-5-52-30-52-48 0-10 1-23 22-77 6-17 7-19 7-27 0-26-27-42-52-42-48 0-71 63-71 72 0 6 6 6 10 6 7 0 9 0 12-5 14-51 39-56 47-56 2 0 8 0 8 9 0 12-6 22-11 37-15 40-23 63-23 79 0 60 71 66 92 69 4 0 5 1 5 1 0 1-9 34-9 38-4 14-11 43-11 44 0 6 6 6 11 6 8 0 9 0 11-9l20-79c69 0 121-51 143-97 6-12 16-50 16-73 0-42-30-42-31-42-17 0-34 19-34 35 0 13 9 19 13 21 18 11 23 18 23 29 0 28-50 109-126 110z">
            <text:p/>
          </draw:path>
          <draw:path draw:style-name="gr12" draw:text-style-name="P5" draw:layer="layout" svg:width="0.245cm" svg:height="0.219cm" svg:x="3.837cm" svg:y="8.939cm" svg:viewBox="0 0 246 220" svg:d="M87 120h59c53 0 100-34 100-69 0-28-28-51-71-51h-113c-6 0-10 0-10 6s4 6 10 6 7 0 13 0c7 1 7 1 7 5 0 0 0 2-1 6l-43 171c-3 11-3 14-29 14-5 0-9 0-9 8 0 0 0 4 5 4 9 0 33-2 42-2 5 0 17 0 22 0 6 2 14 2 21 2 1 0 6 0 6-7 0-5-4-5-10-5 0 0-7 0-12 0-8-1-8-3-8-5 0 0 0-3 2-8zM110 22c3-9 3-10 16-10h38c30 0 48 9 48 31 0 10-3 36-20 51-11 10-30 15-53 15h-51z">
            <text:p/>
          </draw:path>
        </draw:g>
        <draw:g>
          <svg:title>TexMaths</svg:title>
          <svg:desc>12§display§\boldsymbol{ \mathbf{\hat{u}}}^{PP}§svg§600§FALSE§</svg:desc>
          <draw:polygon draw:style-name="gr10" draw:text-style-name="P3" draw:layer="layout" svg:width="0.789cm" svg:height="0.39cm" svg:x="4.61cm" svg:y="9.421cm" svg:viewBox="0 0 790 391" draw:points="395,391 0,391 0,0 790,0 790,391">
            <text:p/>
          </draw:polygon>
          <draw:polygon draw:style-name="gr11" draw:text-style-name="P4" draw:layer="layout" svg:width="0.132cm" svg:height="0.07cm" svg:x="4.678cm" svg:y="9.518cm" svg:viewBox="0 0 133 71" draw:points="67,0 0,54 12,71 67,35 121,71 133,54">
            <text:p/>
          </draw:polygon>
          <draw:path draw:style-name="gr11" draw:text-style-name="P4" draw:layer="layout" svg:width="0.24cm" svg:height="0.192cm" svg:x="4.629cm" svg:y="9.622cm" svg:viewBox="0 0 241 193" svg:d="M167 161v32l74-2v-19c-26 0-28 0-28-17v-155l-79 4v19c27 0 30 0 30 17v81c0 35-21 58-52 58-33 0-34-11-34-34v-145l-78 4v19c26 0 29 0 29 17v99c0 45 35 54 77 54 10 0 42 0 61-32z">
            <text:p/>
          </draw:path>
          <draw:path draw:style-name="gr11" draw:text-style-name="P4" draw:layer="layout" svg:width="0.226cm" svg:height="0.202cm" svg:x="4.901cm" svg:y="9.42cm" svg:viewBox="0 0 227 203" svg:d="M80 110h54c50 0 93-31 93-63 0-25-25-47-65-47h-104c-6 0-10 0-10 6 0 5 4 5 10 5 4 0 6 0 12 0 6 1 6 1 6 5 0 0 0 2-2 6l-39 157c-3 11-3 13-27 13-4 0-8 0-8 7 0 0 0 4 5 4 8 0 30-1 38-1 5 0 16 0 21 0 6 1 13 1 19 1 1 0 6 0 6-6 0-5-4-5-10-5 0 0-6 0-11 0-7-1-7-2-7-5 0 0 0-2 1-7zM102 20c2-8 2-9 14-9h35c28 0 45 8 45 29 0 9-3 33-18 46-11 10-28 15-50 15h-46z">
            <text:p/>
          </draw:path>
          <draw:path draw:style-name="gr11" draw:text-style-name="P4" draw:layer="layout" svg:width="0.226cm" svg:height="0.202cm" svg:x="5.16cm" svg:y="9.42cm" svg:viewBox="0 0 227 203" svg:d="M80 110h54c50 0 93-31 93-63 0-25-25-47-65-47h-104c-6 0-10 0-10 6 0 5 4 5 10 5 4 0 6 0 12 0 6 1 6 1 6 5 0 0 0 2-2 6l-39 157c-3 11-3 13-27 13-4 0-8 0-8 7 0 0 0 4 5 4 8 0 30-1 38-1 5 0 16 0 21 0 6 1 13 1 19 1 1 0 6 0 6-6 0-5-4-5-10-5 0 0-6 0-11 0-7-1-7-2-7-5 0 0 0-2 1-7zM102 20c2-8 2-9 14-9h35c28 0 45 8 45 29 0 9-3 33-18 46-11 10-28 15-50 15h-46z">
            <text:p/>
          </draw:path>
        </draw:g>
        <draw:g>
          <svg:title>TexMaths</svg:title>
          <svg:desc>13§display§\quad \mathbf{u}^P§svg§600§FALSE§</svg:desc>
          <draw:polygon draw:style-name="gr10" draw:text-style-name="P3" draw:layer="layout" svg:width="0.572cm" svg:height="0.407cm" svg:x="2.119cm" svg:y="9.515cm" svg:viewBox="0 0 573 408" draw:points="286,408 0,408 0,0 573,0 573,408">
            <text:p/>
          </draw:polygon>
          <draw:path draw:style-name="gr11" draw:text-style-name="P4" draw:layer="layout" svg:width="0.26cm" svg:height="0.208cm" svg:x="2.14cm" svg:y="9.716cm" svg:viewBox="0 0 261 209" svg:d="M181 174v35l80-2v-21c-28 0-31 0-31-18v-168l-84 4v21c28 0 32 0 32 18v88c0 38-23 63-57 63-35 0-37-12-37-37v-157l-84 4v21c29 0 31 0 31 18v108c0 48 38 58 83 58 12 0 46 0 67-35z">
            <text:p/>
          </draw:path>
          <draw:path draw:style-name="gr11" draw:text-style-name="P4" draw:layer="layout" svg:width="0.245cm" svg:height="0.219cm" svg:x="2.432cm" svg:y="9.514cm" svg:viewBox="0 0 246 220" svg:d="M87 120h59c53 0 100-34 100-69 0-28-28-51-71-51h-113c-6 0-10 0-10 7 0 5 4 5 10 5s7 0 13 0c7 1 7 1 7 5 0 0 0 3-1 6l-43 171c-3 12-3 14-29 14-5 0-9 0-9 8 0 0 0 4 5 4 9 0 33-1 42-1 5 0 17 0 22 0 6 1 14 1 21 1 1 0 6 0 6-7 0-5-4-5-10-5 0 0-7 0-12 0-8-1-8-2-8-5 0 0 0-3 2-8zM110 22c3-9 3-10 16-10h38c30 0 48 9 48 31 0 10-3 36-20 51-11 10-30 15-53 15h-51z">
            <text:p/>
          </draw:path>
        </draw:g>
        <draw:line draw:style-name="gr6" draw:text-style-name="P1" draw:layer="layout" svg:x1="6.825cm" svg:y1="8.59cm" svg:x2="10.061cm" svg:y2="8.59cm">
          <text:p/>
        </draw:line>
        <draw:line draw:style-name="gr6" draw:text-style-name="P1" draw:layer="layout" svg:x1="6.945cm" svg:y1="10.139cm" svg:x2="10.181cm" svg:y2="10.139cm">
          <text:p/>
        </draw:line>
        <draw:line draw:style-name="gr7" draw:text-style-name="P1" draw:layer="layout" svg:x1="6.945cm" svg:y1="8.59cm" svg:x2="7.904cm" svg:y2="10.139cm">
          <text:p/>
        </draw:line>
        <draw:line draw:style-name="gr8" draw:text-style-name="P1" draw:layer="layout" svg:x1="8.914cm" svg:y1="10.139cm" svg:x2="9.633cm" svg:y2="8.59cm">
          <text:p/>
        </draw:line>
        <draw:line draw:style-name="gr9" draw:text-style-name="P1" draw:layer="layout" svg:x1="9.273cm" svg:y1="8.59cm" svg:x2="8.554cm" svg:y2="10.139cm">
          <text:p/>
        </draw:line>
        <draw:g>
          <svg:title>TexMaths</svg:title>
          <svg:desc>13§display§\boldsymbol{\psi}^{S}§svg§600§FALSE§</svg:desc>
          <draw:polygon draw:style-name="gr10" draw:text-style-name="P3" draw:layer="layout" svg:width="0.605cm" svg:height="0.512cm" svg:x="8.229cm" svg:y="8.954cm" svg:viewBox="0 0 606 513" draw:points="303,513 0,513 0,0 606,0 606,513">
            <text:p/>
          </draw:polygon>
          <draw:path draw:style-name="gr11" draw:text-style-name="P4" draw:layer="layout" svg:width="0.32cm" svg:height="0.41cm" svg:x="8.243cm" svg:y="9.059cm" svg:viewBox="0 0 321 411" svg:d="M239 16c2-7 2-7 2-9 0-7-6-7-11-7-9 0-9 1-12 10l-72 294c-47-5-52-29-52-48 0-10 1-23 22-76 6-17 8-20 8-28 0-26-28-41-52-41-49 0-72 62-72 71 0 7 7 7 10 7 7 0 10 0 12-6 14-50 39-56 47-56 3 0 8 0 8 10 0 11-5 22-11 36-15 40-23 64-23 79 0 60 71 67 92 69 4 0 5 2 5 2 0 1-9 33-9 37-4 15-11 43-11 45 0 6 6 6 11 6 8 0 9 0 11-9l21-79c68 0 120-51 143-98 5-12 15-49 15-73 0-41-30-41-31-41-17 0-34 18-34 35 0 13 9 18 13 21 18 10 24 18 24 28 0 29-51 109-127 111z">
            <text:p/>
          </draw:path>
          <draw:path draw:style-name="gr11" draw:text-style-name="P4" draw:layer="layout" svg:width="0.203cm" svg:height="0.232cm" svg:x="8.617cm" svg:y="8.947cm" svg:viewBox="0 0 204 233" svg:d="M204 4c0-1-1-4-4-4-1 0-2 0-6 4l-16 19c-12-18-32-23-52-23-45 0-86 36-86 74 0 4 2 17 11 29 11 13 23 17 45 21 5 2 22 5 28 6 10 3 29 11 29 34 0 26-27 57-65 57-27 0-62-10-62-45 0-4 1-11 3-17 0-2 0-2 0-2 0-3-4-3-6-3-3 0-5 0-6 6l-16 64c-1 1-1 4-1 5s1 4 4 4 3 0 6-5c4-4 13-13 16-17 17 18 43 22 62 22 49 0 88-42 88-79 0-15-6-28-13-36-11-11-16-13-58-22-6-2-17-4-20-5-8-3-21-12-21-30 0-25 28-51 62-51s51 20 51 51c0 4-1 11-1 14 0 4 3 4 5 4 5 0 5-1 6-6z">
            <text:p/>
          </draw:path>
        </draw:g>
        <draw:g>
          <svg:title>TexMaths</svg:title>
          <svg:desc>12§display§\boldsymbol {\mathbf{\hat{u}}}^{PP}§svg§600§FALSE§</svg:desc>
          <draw:polygon draw:style-name="gr10" draw:text-style-name="P3" draw:layer="layout" svg:width="0.789cm" svg:height="0.39cm" svg:x="9.273cm" svg:y="9.463cm" svg:viewBox="0 0 790 391" draw:points="395,391 0,391 0,0 790,0 790,391">
            <text:p/>
          </draw:polygon>
          <draw:polygon draw:style-name="gr11" draw:text-style-name="P4" draw:layer="layout" svg:width="0.132cm" svg:height="0.07cm" svg:x="9.341cm" svg:y="9.56cm" svg:viewBox="0 0 133 71" draw:points="67,0 0,54 12,71 67,35 121,71 133,54">
            <text:p/>
          </draw:polygon>
          <draw:path draw:style-name="gr11" draw:text-style-name="P4" draw:layer="layout" svg:width="0.24cm" svg:height="0.192cm" svg:x="9.292cm" svg:y="9.664cm" svg:viewBox="0 0 241 193" svg:d="M167 161v32l74-2v-19c-26 0-28 0-28-17v-155l-79 4v19c27 0 30 0 30 17v81c0 35-21 58-52 58-33 0-34-11-34-34v-145l-78 4v19c26 0 29 0 29 17v99c0 45 35 54 77 54 10 0 42 0 61-32z">
            <text:p/>
          </draw:path>
          <draw:path draw:style-name="gr11" draw:text-style-name="P4" draw:layer="layout" svg:width="0.226cm" svg:height="0.202cm" svg:x="9.564cm" svg:y="9.462cm" svg:viewBox="0 0 227 203" svg:d="M80 110h54c50 0 93-31 93-63 0-25-25-47-65-47h-104c-6 0-10 0-10 6 0 5 4 5 10 5 4 0 6 0 12 0 6 1 6 1 6 5 0 0 0 2-2 6l-39 157c-3 11-3 13-27 13-4 0-8 0-8 7 0 0 0 4 5 4 8 0 30-1 38-1 5 0 16 0 21 0 6 1 13 1 19 1 1 0 6 0 6-6 0-5-4-5-10-5 0 0-6 0-11 0-7-1-7-2-7-5 0 0 0-2 1-7zM102 20c2-8 2-9 14-9h35c28 0 45 8 45 29 0 9-3 33-18 46-11 10-28 15-50 15h-46z">
            <text:p/>
          </draw:path>
          <draw:path draw:style-name="gr11" draw:text-style-name="P4" draw:layer="layout" svg:width="0.226cm" svg:height="0.202cm" svg:x="9.823cm" svg:y="9.462cm" svg:viewBox="0 0 227 203" svg:d="M80 110h54c50 0 93-31 93-63 0-25-25-47-65-47h-104c-6 0-10 0-10 6 0 5 4 5 10 5 4 0 6 0 12 0 6 1 6 1 6 5 0 0 0 2-2 6l-39 157c-3 11-3 13-27 13-4 0-8 0-8 7 0 0 0 4 5 4 8 0 30-1 38-1 5 0 16 0 21 0 6 1 13 1 19 1 1 0 6 0 6-6 0-5-4-5-10-5 0 0-6 0-11 0-7-1-7-2-7-5 0 0 0-2 1-7zM102 20c2-8 2-9 14-9h35c28 0 45 8 45 29 0 9-3 33-18 46-11 10-28 15-50 15h-46z">
            <text:p/>
          </draw:path>
        </draw:g>
        <draw:g>
          <svg:title>TexMaths</svg:title>
          <svg:desc>13§display§\quad \mathbf{u}^P§svg§600§FALSE§</svg:desc>
          <draw:polygon draw:style-name="gr10" draw:text-style-name="P3" draw:layer="layout" svg:width="0.572cm" svg:height="0.407cm" svg:x="6.818cm" svg:y="9.506cm" svg:viewBox="0 0 573 408" draw:points="286,408 0,408 0,0 573,0 573,408">
            <text:p/>
          </draw:polygon>
          <draw:path draw:style-name="gr11" draw:text-style-name="P4" draw:layer="layout" svg:width="0.26cm" svg:height="0.208cm" svg:x="6.839cm" svg:y="9.707cm" svg:viewBox="0 0 261 209" svg:d="M181 174v35l80-2v-21c-28 0-31 0-31-18v-168l-84 4v21c28 0 32 0 32 18v88c0 38-23 63-57 63-35 0-37-12-37-37v-157l-84 4v21c29 0 31 0 31 18v108c0 48 38 58 83 58 12 0 46 0 67-35z">
            <text:p/>
          </draw:path>
          <draw:path draw:style-name="gr11" draw:text-style-name="P4" draw:layer="layout" svg:width="0.245cm" svg:height="0.219cm" svg:x="7.131cm" svg:y="9.505cm" svg:viewBox="0 0 246 220" svg:d="M87 120h59c53 0 100-34 100-69 0-28-28-51-71-51h-113c-6 0-10 0-10 7 0 5 4 5 10 5s7 0 13 0c7 1 7 1 7 5 0 0 0 3-1 6l-43 171c-3 12-3 14-29 14-5 0-9 0-9 8 0 0 0 4 5 4 9 0 33-1 42-1 5 0 17 0 22 0 6 1 14 1 21 1 1 0 6 0 6-7 0-5-4-5-10-5 0 0-7 0-12 0-8-1-8-2-8-5 0 0 0-3 2-8zM110 22c3-9 3-10 16-10h38c30 0 48 9 48 31 0 10-3 36-20 51-11 10-30 15-53 15h-51z">
            <text:p/>
          </draw:path>
        </draw:g>
        <draw:line draw:style-name="gr6" draw:text-style-name="P1" draw:layer="layout" svg:x1="11.981cm" svg:y1="8.59cm" svg:x2="15.146cm" svg:y2="8.59cm">
          <text:p/>
        </draw:line>
        <draw:line draw:style-name="gr6" draw:text-style-name="P1" draw:layer="layout" svg:x1="12.098cm" svg:y1="10.089cm" svg:x2="15.263cm" svg:y2="10.089cm">
          <text:p/>
        </draw:line>
        <draw:line draw:style-name="gr7" draw:text-style-name="P1" draw:layer="layout" svg:x1="12.098cm" svg:y1="8.59cm" svg:x2="13.036cm" svg:y2="10.089cm">
          <text:p/>
        </draw:line>
        <draw:line draw:style-name="gr8" draw:text-style-name="P1" draw:layer="layout" svg:x1="14.023cm" svg:y1="10.089cm" svg:x2="14.726cm" svg:y2="8.59cm">
          <text:p/>
        </draw:line>
        <draw:line draw:style-name="gr9" draw:text-style-name="P1" draw:layer="layout" svg:x1="14.375cm" svg:y1="8.59cm" svg:x2="13.672cm" svg:y2="10.089cm">
          <text:p/>
        </draw:line>
        <draw:g>
          <svg:title>TexMaths</svg:title>
          <svg:desc>13§display§\color{red}\boldsymbol{\psi}^P§svg§600§FALSE§</svg:desc>
          <draw:polygon draw:style-name="gr10" draw:text-style-name="P3" draw:layer="layout" svg:width="0.645cm" svg:height="0.511cm" svg:x="13.321cm" svg:y="8.94cm" svg:viewBox="0 0 646 512" draw:points="322,512 0,512 0,0 646,0 646,512">
            <text:p/>
          </draw:polygon>
          <draw:path draw:style-name="gr12" draw:text-style-name="P5" draw:layer="layout" svg:width="0.32cm" svg:height="0.409cm" svg:x="13.335cm" svg:y="9.046cm" svg:viewBox="0 0 321 410" svg:d="M239 16c1-7 1-7 1-10 0-6-5-6-10-6-9 0-9 1-12 10l-72 294c-47-5-52-30-52-48 0-10 1-23 22-77 6-17 7-19 7-27 0-26-27-42-52-42-48 0-71 63-71 72 0 6 6 6 10 6 7 0 9 0 12-5 14-51 39-56 47-56 2 0 8 0 8 9 0 12-6 22-11 37-15 40-23 63-23 79 0 60 71 66 92 69 4 0 5 1 5 1 0 1-9 34-9 38-4 14-11 43-11 44 0 6 6 6 11 6 8 0 9 0 11-9l20-79c69 0 121-51 143-97 6-12 16-50 16-73 0-42-30-42-31-42-17 0-34 19-34 35 0 13 9 19 13 21 18 11 23 18 23 29 0 28-50 109-126 110z">
            <text:p/>
          </draw:path>
          <draw:path draw:style-name="gr12" draw:text-style-name="P5" draw:layer="layout" svg:width="0.245cm" svg:height="0.219cm" svg:x="13.707cm" svg:y="8.939cm" svg:viewBox="0 0 246 220" svg:d="M87 120h59c53 0 100-34 100-69 0-28-28-51-71-51h-113c-6 0-10 0-10 6s4 6 10 6 7 0 13 0c7 1 7 1 7 5 0 0 0 2-1 6l-43 171c-3 11-3 14-29 14-5 0-9 0-9 8 0 0 0 4 5 4 9 0 33-2 42-2 5 0 17 0 22 0 6 2 14 2 21 2 1 0 6 0 6-7 0-5-4-5-10-5 0 0-7 0-12 0-8-1-8-3-8-5 0 0 0-3 2-8zM110 22c3-9 3-10 16-10h38c30 0 48 9 48 31 0 10-3 36-20 51-11 10-30 15-53 15h-51z">
            <text:p/>
          </draw:path>
        </draw:g>
        <draw:g>
          <svg:title>TexMaths</svg:title>
          <svg:desc>13§display§\boldsymbol{ \mathbf{\hat{u}}}^{PS}§svg§600§FALSE§</svg:desc>
          <draw:polygon draw:style-name="gr10" draw:text-style-name="P3" draw:layer="layout" svg:width="0.814cm" svg:height="0.423cm" svg:x="14.494cm" svg:y="9.426cm" svg:viewBox="0 0 815 424" draw:points="407,424 0,424 0,0 815,0 815,424">
            <text:p/>
          </draw:polygon>
          <draw:polygon draw:style-name="gr11" draw:text-style-name="P4" draw:layer="layout" svg:width="0.143cm" svg:height="0.076cm" svg:x="14.568cm" svg:y="9.531cm" svg:viewBox="0 0 144 77" draw:points="73,0 0,59 13,77 73,38 131,77 144,59">
            <text:p/>
          </draw:polygon>
          <draw:path draw:style-name="gr11" draw:text-style-name="P4" draw:layer="layout" svg:width="0.26cm" svg:height="0.208cm" svg:x="14.515cm" svg:y="9.643cm" svg:viewBox="0 0 261 209" svg:d="M181 174v35l80-2v-21c-28 0-31 0-31-18v-168l-84 4v21c28 0 32 0 32 18v88c0 38-23 63-57 63-35 0-37-12-37-37v-157l-84 4v21c29 0 31 0 31 18v108c0 48 38 58 83 58 12 0 46 0 67-35z">
            <text:p/>
          </draw:path>
          <draw:path draw:style-name="gr11" draw:text-style-name="P4" draw:layer="layout" svg:width="0.245cm" svg:height="0.219cm" svg:x="14.809cm" svg:y="9.424cm" svg:viewBox="0 0 246 220" svg:d="M87 120h59c53 0 100-34 100-69 0-28-28-51-71-51h-113c-6 0-10 0-10 7 0 5 4 5 10 5s7 0 13 0c7 1 7 1 7 5 0 0 0 3-1 6l-43 171c-3 11-3 14-29 14-5 0-9 0-9 8 0 0 0 4 5 4 9 0 33-2 42-2 5 0 17 0 22 0 6 2 14 2 21 2 1 0 6 0 6-7 0-5-4-5-10-5 0 0-7 0-12 0-8-1-8-3-8-5 0 0 0-3 2-8zM110 22c3-9 3-10 16-10h38c30 0 48 9 48 31 0 10-3 36-20 51-11 10-30 15-53 15h-51z">
            <text:p/>
          </draw:path>
          <draw:path draw:style-name="gr11" draw:text-style-name="P4" draw:layer="layout" svg:width="0.203cm" svg:height="0.232cm" svg:x="15.091cm" svg:y="9.419cm" svg:viewBox="0 0 204 233" svg:d="M204 4c0-1-1-4-4-4-1 0-2 0-6 4l-16 19c-12-18-32-23-52-23-45 0-86 36-86 74 0 4 2 17 11 29 11 13 23 17 45 21 5 2 22 5 27 6 11 3 30 10 30 34 0 26-27 57-65 57-27 0-62-10-62-45 0-4 1-11 3-17 0-2 0-2 0-2 0-4-4-4-6-4-4 0-5 0-6 7l-16 64c-1 1-1 4-1 5s1 4 4 4c2 0 2 0 6-5 4-4 13-13 16-17 17 18 43 22 62 22 48 0 87-42 87-80 0-14-5-27-13-35-10-11-15-13-57-22-6-2-17-4-21-5-7-3-20-12-20-30 0-25 28-51 62-51s51 20 51 51c0 4-2 11-2 14 0 4 4 4 6 4 5 0 5-1 6-6z">
            <text:p/>
          </draw:path>
        </draw:g>
        <draw:g>
          <svg:title>TexMaths</svg:title>
          <svg:desc>13§display§\quad \mathbf{u}^P§svg§600§FALSE§</svg:desc>
          <draw:polygon draw:style-name="gr10" draw:text-style-name="P3" draw:layer="layout" svg:width="0.572cm" svg:height="0.407cm" svg:x="11.974cm" svg:y="9.515cm" svg:viewBox="0 0 573 408" draw:points="286,408 0,408 0,0 573,0 573,408">
            <text:p/>
          </draw:polygon>
          <draw:path draw:style-name="gr11" draw:text-style-name="P4" draw:layer="layout" svg:width="0.26cm" svg:height="0.208cm" svg:x="11.995cm" svg:y="9.716cm" svg:viewBox="0 0 261 209" svg:d="M181 174v35l80-2v-21c-28 0-31 0-31-18v-168l-84 4v21c28 0 32 0 32 18v88c0 38-23 63-57 63-35 0-37-12-37-37v-157l-84 4v21c29 0 31 0 31 18v108c0 48 38 58 83 58 12 0 46 0 67-35z">
            <text:p/>
          </draw:path>
          <draw:path draw:style-name="gr11" draw:text-style-name="P4" draw:layer="layout" svg:width="0.245cm" svg:height="0.219cm" svg:x="12.287cm" svg:y="9.514cm" svg:viewBox="0 0 246 220" svg:d="M87 120h59c53 0 100-34 100-69 0-28-28-51-71-51h-113c-6 0-10 0-10 7 0 5 4 5 10 5s7 0 13 0c7 1 7 1 7 5 0 0 0 3-1 6l-43 171c-3 12-3 14-29 14-5 0-9 0-9 8 0 0 0 4 5 4 9 0 33-1 42-1 5 0 17 0 22 0 6 1 14 1 21 1 1 0 6 0 6-7 0-5-4-5-10-5 0 0-7 0-12 0-8-1-8-2-8-5 0 0 0-3 2-8zM110 22c3-9 3-10 16-10h38c30 0 48 9 48 31 0 10-3 36-20 51-11 10-30 15-53 15h-51z">
            <text:p/>
          </draw:path>
        </draw:g>
        <draw:g>
          <svg:title>TexMaths</svg:title>
          <svg:desc>13§display§\boldsymbol{ \mathbf{\hat{u}}}^{PS}§svg§600§FALSE§</svg:desc>
          <draw:polygon draw:style-name="gr10" draw:text-style-name="P3" draw:layer="layout" svg:width="0.814cm" svg:height="0.423cm" svg:x="19.134cm" svg:y="9.414cm" svg:viewBox="0 0 815 424" draw:points="407,424 0,424 0,0 815,0 815,424">
            <text:p/>
          </draw:polygon>
          <draw:polygon draw:style-name="gr11" draw:text-style-name="P4" draw:layer="layout" svg:width="0.143cm" svg:height="0.076cm" svg:x="19.208cm" svg:y="9.519cm" svg:viewBox="0 0 144 77" draw:points="73,0 0,59 13,77 73,38 131,77 144,59">
            <text:p/>
          </draw:polygon>
          <draw:path draw:style-name="gr11" draw:text-style-name="P4" draw:layer="layout" svg:width="0.26cm" svg:height="0.208cm" svg:x="19.155cm" svg:y="9.631cm" svg:viewBox="0 0 261 209" svg:d="M181 174v35l80-2v-21c-28 0-31 0-31-18v-168l-84 4v21c28 0 32 0 32 18v88c0 38-23 63-57 63-35 0-37-12-37-37v-157l-84 4v21c29 0 31 0 31 18v108c0 48 38 58 83 58 12 0 46 0 67-35z">
            <text:p/>
          </draw:path>
          <draw:path draw:style-name="gr11" draw:text-style-name="P4" draw:layer="layout" svg:width="0.245cm" svg:height="0.219cm" svg:x="19.449cm" svg:y="9.412cm" svg:viewBox="0 0 246 220" svg:d="M87 120h59c53 0 100-34 100-69 0-28-28-51-71-51h-113c-6 0-10 0-10 7 0 5 4 5 10 5s7 0 13 0c7 1 7 1 7 5 0 0 0 3-1 6l-43 171c-3 11-3 14-29 14-5 0-9 0-9 8 0 0 0 4 5 4 9 0 33-2 42-2 5 0 17 0 22 0 6 2 14 2 21 2 1 0 6 0 6-7 0-5-4-5-10-5 0 0-7 0-12 0-8-1-8-3-8-5 0 0 0-3 2-8zM110 22c3-9 3-10 16-10h38c30 0 48 9 48 31 0 10-3 36-20 51-11 10-30 15-53 15h-51z">
            <text:p/>
          </draw:path>
          <draw:path draw:style-name="gr11" draw:text-style-name="P4" draw:layer="layout" svg:width="0.203cm" svg:height="0.232cm" svg:x="19.731cm" svg:y="9.407cm" svg:viewBox="0 0 204 233" svg:d="M204 4c0-1-1-4-4-4-1 0-2 0-6 4l-16 19c-12-18-32-23-52-23-45 0-86 36-86 74 0 4 2 17 11 29 11 13 23 17 45 21 5 2 22 5 27 6 11 3 30 10 30 34 0 26-27 57-65 57-27 0-62-10-62-45 0-4 1-11 3-17 0-2 0-2 0-2 0-4-4-4-6-4-4 0-5 0-6 7l-16 64c-1 1-1 4-1 5s1 4 4 4c2 0 2 0 6-5 4-4 13-13 16-17 17 18 43 22 62 22 48 0 87-42 87-80 0-14-5-27-13-35-10-11-15-13-57-22-6-2-17-4-21-5-7-3-20-12-20-30 0-25 28-51 62-51s51 20 51 51c0 4-2 11-2 14 0 4 4 4 6 4 5 0 5-1 6-6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7.0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angtf </meta:initial-creator>
    <meta:creation-date>2017-06-28T10:56:21.726705145</meta:creation-date>
    <dc:date>2017-07-06T10:44:59.413208920</dc:date>
    <dc:creator>wangtf </dc:creator>
    <meta:editing-duration>PT26M47S</meta:editing-duration>
    <meta:editing-cycles>8</meta:editing-cycles>
    <meta:generator>LibreOffice/5.0.6.2$Linux_X86_64 LibreOffice_project/00$Build-2</meta:generator>
    <meta:document-statistic meta:object-count="88"/>
  </office:meta>
</office:document-meta>
</file>